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MTypewriter10" svg:font-family="LMTypewriter10" style:font-family-generic="modern" style:font-pitch="fixed"/>
    <style:font-face style:name="AnjaliOldLipi" svg:font-family="AnjaliOldLipi" style:font-pitch="variable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028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98cm" fo:margin-left="0cm" fo:margin-right="-0.011cm" table:align="margins"/>
    </style:style>
    <style:style style:name="Tableau2.A" style:family="table-column">
      <style:table-column-properties style:column-width="2.439cm" style:rel-column-width="1383*"/>
    </style:style>
    <style:style style:name="Tableau2.B" style:family="table-column">
      <style:table-column-properties style:column-width="16.459cm" style:rel-column-width="9331*"/>
    </style:style>
    <style:style style:name="Tableau2.1" style:family="table-row">
      <style:table-row-properties style:min-row-height="4.464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5" style:family="table-row">
      <style:table-row-properties style:min-row-height="1.536cm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 style:master-page-name="">
      <style:table-properties style:width="18.888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8" style:family="paragraph" style:parent-style-name="Standard">
      <style:paragraph-properties fo:margin-left="0cm" fo:margin-right="0.432cm" fo:margin-top="0cm" fo:margin-bottom="0cm" fo:line-height="150%" fo:text-align="center" style:justify-single-word="false" fo:text-indent="0cm" style:auto-text-indent="false" style:text-autospace="none" style:snap-to-layout-grid="false">
        <style:tab-stops>
          <style:tab-stop style:position="5.239cm"/>
        </style:tab-stops>
      </style:paragraph-properties>
      <style:text-properties fo:font-variant="normal" fo:text-transform="none" style:font-name="Trebuchet MS" fo:font-size="9pt" fo:letter-spacing="-0.009cm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10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12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variant="normal" fo:text-transform="none" style:font-name="LMTypewriterVarWd1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LMTypewriterVarWd10"/>
    </style:style>
    <style:style style:name="P16" style:family="paragraph" style:parent-style-name="Standard">
      <style:text-properties style:font-name="LMTypewriterVarWd10" fo:font-size="11pt" fo:font-style="italic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18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19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22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P23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24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25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4pt" style:font-size-asian="14pt" style:font-size-complex="14pt"/>
    </style:style>
    <style:style style:name="P26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0pt" style:font-size-asian="10pt" style:font-size-complex="10pt"/>
    </style:style>
    <style:style style:name="P27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0pt" fo:font-style="italic" style:font-size-asian="10pt" style:font-style-asian="italic" style:font-size-complex="10pt" style:font-style-complex="italic"/>
    </style:style>
    <style:style style:name="P2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9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30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31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32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33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4" style:family="paragraph" style:parent-style-name="Réussite">
      <style:paragraph-properties fo:margin-left="0cm" fo:margin-right="-0.021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variant="small-caps"/>
    </style:style>
    <style:style style:name="T5" style:family="text"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variant="small-caps" style:font-name="Trebuchet MS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small-caps" fo:color="#ff0000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style-complex="italic"/>
    </style:style>
    <style:style style:name="T15" style:family="text"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style:font-name="DejaVu Seri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fo:font-variant="normal" fo:text-transform="none" style:font-name="Bitstream Charter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font-variant="normal" fo:text-transform="none" fo:font-weight="bold" style:font-weight-asian="bold" style:font-style-complex="italic" style:font-weight-complex="bold"/>
    </style:style>
    <style:style style:name="T23" style:family="text">
      <style:text-properties fo:font-variant="normal" fo:text-transform="none" fo:font-style="normal" style:font-style-asian="normal" style:font-style-complex="normal"/>
    </style:style>
    <style:style style:name="T24" style:family="text">
      <style:text-properties fo:font-variant="normal" fo:text-transform="none" style:font-style-complex="italic"/>
    </style:style>
    <style:style style:name="T25" style:family="text">
      <style:text-properties fo:font-variant="normal" fo:text-transform="none" fo:font-weight="normal" style:font-weight-asian="normal" style:font-style-complex="italic" style:font-weight-complex="normal"/>
    </style:style>
    <style:style style:name="T26" style:family="text">
      <style:text-properties fo:font-variant="normal" fo:text-transform="none" fo:font-weight="normal" style:font-weight-asian="normal" style:font-weight-complex="normal"/>
    </style:style>
    <style:style style:name="T27" style:family="text">
      <style:text-properties fo:letter-spacing="-0.009cm"/>
    </style:style>
    <style:style style:name="T28" style:family="text">
      <style:text-properties fo:letter-spacing="-0.009cm" fo:font-weight="bold" style:font-weight-asian="bold" style:font-weight-complex="bold"/>
    </style:style>
    <style:style style:name="T29" style:family="text">
      <style:text-properties fo:letter-spacing="-0.009cm" fo:font-weight="bold" style:font-weight-asian="bold" style:font-style-complex="italic" style:font-weight-complex="bold"/>
    </style:style>
    <style:style style:name="T30" style:family="text">
      <style:text-properties fo:letter-spacing="-0.009cm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style:font-style-complex="italic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style:font-weight-asian="normal" style:font-style-complex="italic" style:font-weight-complex="normal"/>
    </style:style>
    <style:style style:name="T36" style:family="text">
      <style:text-properties fo:font-size="16pt"/>
    </style:style>
    <style:style style:name="T37" style:family="text">
      <style:text-properties style:font-name="DejaVu Serif"/>
    </style:style>
    <style:style style:name="T38" style:family="text">
      <style:text-properties style:font-name="DejaVu Serif" fo:font-weight="bold" style:font-weight-asian="bold" style:font-weight-complex="bold"/>
    </style:style>
    <style:style style:name="T39" style:family="text">
      <style:text-properties style:font-name="DejaVu Serif" fo:letter-spacing="-0.009cm"/>
    </style:style>
    <style:style style:name="T40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41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42" style:family="text">
      <style:text-properties style:text-position="super 58%"/>
    </style:style>
    <style:style style:name="T43" style:family="text">
      <style:text-properties fo:color="#ff0000"/>
    </style:style>
    <style:style style:name="T44" style:family="text">
      <style:text-properties fo:color="#ff0000" style:font-name="DejaVu Serif"/>
    </style:style>
    <style:style style:name="T45" style:family="text">
      <style:text-properties fo:color="#ff0000" style:font-name="DejaVu Serif" fo:font-weight="bold" style:font-weight-asian="bold" style:font-weight-complex="bold"/>
    </style:style>
    <style:style style:name="T46" style:family="text">
      <style:text-properties style:font-name="Trebuchet MS"/>
    </style:style>
    <style:style style:name="T47" style:family="text">
      <style:text-properties fo:color="#000000"/>
    </style:style>
    <style:style style:name="T48" style:family="text">
      <style:text-properties style:font-weight-asian="bold"/>
    </style:style>
    <style:style style:name="T49" style:family="text">
      <style:text-properties style:font-weight-complex="bold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font-size-asian="16pt"/>
    </style:style>
    <style:style style:name="T52" style:family="text">
      <style:text-properties style:font-size-complex="16pt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1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9">9 rue Eugène Crétel</text:p>
            <text:p text:style-name="P19">91300 Massy, France</text:p>
            <text:p text:style-name="P18"/>
          </table:table-cell>
          <table:table-cell table:style-name="Tableau1.A2" office:value-type="string">
            <text:p text:style-name="P20">06.35.50.20.35</text:p>
            <text:p text:style-name="P1"><text:a xlink:type="simple" xlink:href="mailto:hassen.doghmen@gmail.com"><text:span text:style-name="T1">hassen.doghmen@gmail.com</text:span></text:a></text:p>
            <text:p text:style-name="P20">www.lri.fr/~doghmen</text:p>
          </table:table-cell>
        </table:table-row>
      </table:table>
      <text:p text:style-name="P2"><text:span text:style-name="T6">Software Engineer</text:span><text:span text:style-name="T5"> </text:span><text:s/></text:p>
      <text:p text:style-name="P2"/>
      <text:p text:style-name="P3"><text:s text:c="62"/>Professional Experience</text:p>
      <text:p text:style-name="P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8">now</text:p>
            <text:p text:style-name="P28">- <text:s/></text:p>
            <text:p text:style-name="P28">2009</text:p>
          </table:table-cell>
          <table:table-cell table:style-name="Tableau2.B1" office:value-type="string">
            <text:p text:style-name="P25"><text:span text:style-name="T2">Engineer at INRIA Saclay-IDF</text:span><text:span text:style-name="T1">, </text:span><text:span text:style-name="T2">TAO Team( Machine Learning and optimisation)</text:span><text:span text:style-name="T1">.</text:span></text:p>
            <text:p text:style-name="P22">Research on MonteCarloTreeSearch Class Algorithm: </text:p>
            <text:p text:style-name="P12">Testing and experimentation:</text:p>
            <text:p text:style-name="P11">- Automated testing and statistical validation.</text:p>
            <text:p text:style-name="P11">- Experimentation on the parallazation of Monte-Carlo Tree Search algorithm.</text:p>
            <text:p text:style-name="P11">- Parameter tuning of computer-go program MoGo.</text:p>
            <text:p text:style-name="P12">Developments:</text:p>
            <text:p text:style-name="P11">- Coevolution on grids for automatically building of opening books for the game of Go.</text:p>
            <text:p text:style-name="P12">Maintenance:</text:p>
            <text:p text:style-name="P11"><text:span text:style-name="T26">- regression tests, patches and </text:span><text:span text:style-name="T26">bugs correction</text:span><text:span text:style-name="T26">.</text:span></text:p>
          </table:table-cell>
        </table:table-row>
        <table:table-row>
          <table:table-cell table:style-name="Tableau2.A1" office:value-type="string">
            <text:p text:style-name="P28">2010</text:p>
            <text:p text:style-name="P28">1 month</text:p>
          </table:table-cell>
          <table:table-cell table:style-name="Tableau2.B1" office:value-type="string">
            <text:p text:style-name="P22">Mission in Taiwan: </text:p>
            <text:p text:style-name="P11">- Adding expert knowledge for the game of Go. </text:p>
            <text:p text:style-name="P11">- Mini-cluster installation (3 IBM servers).</text:p>
          </table:table-cell>
        </table:table-row>
        <table:table-row>
          <table:table-cell table:style-name="Tableau2.A1" office:value-type="string">
            <text:p text:style-name="P28">2009</text:p>
            <text:p text:style-name="P28">6 months</text:p>
          </table:table-cell>
          <table:table-cell table:style-name="Tableau2.B1" office:value-type="string">
            <text:p text:style-name="P29">Master's thesis: L<text:span text:style-name="T9">aboratoire d'informatique de Paris 6, System on Ship Department, Paris, France.</text:span></text:p>
            <text:p text:style-name="Standard"><text:span text:style-name="T20">Title:</text:span> <text:span text:style-name="T41">Component-abstraction refinement for formal verification of Hardware Designs using model checking.</text:span></text:p>
            <text:p text:style-name="Standard"><text:span text:style-name="T20">Topics:</text:span> <text:span text:style-name="T41">hardware verification, model-checking, SAT solving, temporal logic.</text:span></text:p>
          </table:table-cell>
        </table:table-row>
        <table:table-row>
          <table:table-cell table:style-name="Tableau2.A1" office:value-type="string">
            <text:p text:style-name="P28">2008</text:p>
            <text:p text:style-name="P28">6 months</text:p>
          </table:table-cell>
          <table:table-cell table:style-name="Tableau2.B1" office:value-type="string">
            <text:p text:style-name="P4"><text:span text:style-name="T38">Maîtrise thesis</text:span><text:span text:style-name="T38">Distant learning center</text:span>, <text:span text:style-name="T9">Faculté des sciences de Bizerte Tunisie</text:span></text:p>
            <text:p text:style-name="Standard"><text:span text:style-name="T20">Title:</text:span> <text:span text:style-name="T40">m</text:span><text:span text:style-name="T41">etadata-based approch for Course Management System.</text:span></text:p>
            <text:p text:style-name="Standard"><text:span text:style-name="T41">Module integrated in moodle plateform. distant learning center(</text:span><text:a xlink:type="simple" xlink:href="http://www.evt.edunet.tn/"><text:span text:style-name="T41">http://www.evt.edunet.tn/</text:span></text:a><text:span text:style-name="T41">).</text:span></text:p>
            <text:p text:style-name="P11">Coded in php, Visual Paradigm for modelling the database and integrated in the Moodle platform.</text:p>
            <text:p text:style-name="Standard"><text:span text:style-name="T20">Topics:</text:span> Artificial intelligence, metadata, semantic web. </text:p>
          </table:table-cell>
        </table:table-row>
        <table:table-row table:style-name="Tableau2.5">
          <table:table-cell table:style-name="Tableau2.A1" office:value-type="string">
            <text:p text:style-name="P28">2008</text:p>
            <text:p text:style-name="P28">2 months</text:p>
          </table:table-cell>
          <table:table-cell table:style-name="Tableau2.B1" office:value-type="string">
            <text:p text:style-name="P4"><text:span text:style-name="T38">C programming Trainer</text:span>, <text:span text:style-name="T9">Ecole Lengua Info Space, Bizerte, Tunisia </text:span></text:p>
            <text:p text:style-name="P11">Training groups for C programming: lectures and hands-on labs.</text:p>
          </table:table-cell>
        </table:table-row>
        <table:table-row>
          <table:table-cell table:style-name="Tableau2.A1" office:value-type="string">
            <text:p text:style-name="P28">2007</text:p>
            <text:p text:style-name="P28">1 month</text:p>
          </table:table-cell>
          <table:table-cell table:style-name="Tableau2.B1" office:value-type="string">
            <text:p text:style-name="P4"><text:span text:style-name="T45">Intern assistant, <text:s/></text:span><text:span text:style-name="T10">Professionnal Training Center, Tunisian Refining industries company, Bizerte, Tunisia.</text:span></text:p>
            <text:p text:style-name="Standard"><text:span text:style-name="T20">Application:</text:span> <text:span text:style-name="T41">Developing a park lot management system in the field of regulation procedures and instrumentation using Oracle and MySql. </text:span></text:p>
          </table:table-cell>
        </table:table-row>
      </table:table>
      <text:p text:style-name="P3"/>
      <text:p text:style-name="P3"><text:s text:c="80"/>Education</text:p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8">2009</text:p>
          </table:table-cell>
          <table:table-cell table:style-name="Tableau3.B1" office:value-type="string">
            <text:p text:style-name="P10">M. Sc. <text:s/>Models, Optimisation, Programming and Services. </text:p>
            <text:p text:style-name="P30"><text:span text:style-name="T7">Université d’Evry-Val-d’Essonne, France</text:span><text:span text:style-name="T8">.</text:span> <text:s text:c="4"/></text:p>
            <text:p text:style-name="P11">Majors: optimisation, machine learning, formel methods. Minors: distributed systems<text:span text:style-name="T47">.</text:span></text:p>
          </table:table-cell>
        </table:table-row>
        <table:table-row>
          <table:table-cell table:style-name="Tableau3.A1" office:value-type="string">
            <text:p text:style-name="P28">2008</text:p>
          </table:table-cell>
          <table:table-cell table:style-name="Tableau3.B1" office:value-type="string">
            <text:p text:style-name="P9"><text:span text:style-name="T2">Maîtrise in Computer Science, Software engineering and Programming,</text:span><text:span text:style-name="T12"> </text:span></text:p>
            <text:p text:style-name="P31"><text:span text:style-name="T7">Université de Carthage, Tunisie.</text:span><text:span text:style-name="T31"> </text:span><text:span text:style-name="T34"><text:s/></text:span></text:p>
            <text:p text:style-name="P33">Awarded with distinction(3<text:span text:style-name="T42">rd</text:span>/64).</text:p>
          </table:table-cell>
        </table:table-row>
        <table:table-row table:style-name="Tableau3.3">
          <table:table-cell table:style-name="Tableau3.A3" office:value-type="float" office:value="2004">
            <text:p text:style-name="P28">2004</text:p>
          </table:table-cell>
          <table:table-cell table:style-name="Tableau3.B1" office:value-type="string">
            <text:p text:style-name="P9"><text:span text:style-name="T2">DEUPC in Math and Computer Science.</text:span></text:p>
            <text:p text:style-name="P31"><text:span text:style-name="T7">Université de Carthage, Tunisie.</text:span><text:span text:style-name="T31"> </text:span><text:span text:style-name="T34"><text:s/></text:span></text:p>
            <text:p text:style-name="P11">Majors: computer science, mathematics. Minors:physics<text:span text:style-name="T47">.</text:span></text:p>
          </table:table-cell>
        </table:table-row>
      </table:table>
      <text:p text:style-name="P7"><text:soft-page-break/><text:s text:c="72"/>Technical Skills</text:p>
      <text:p text:style-name="P32"/>
      <text:p text:style-name="P15"><text:span text:style-name="T19">Programming:</text:span> C/C++(Proficient), J2EE, C(Familiar), Cuda(basics).</text:p>
      <text:p text:style-name="P15"><text:span text:style-name="T19">API:</text:span> JNI, IPC, SWING. </text:p>
      <text:p text:style-name="P15"><text:span text:style-name="T19">IDE:</text:span> Vim, Eclipse, NetBeans.</text:p>
      <text:p text:style-name="P15"><text:span text:style-name="T19">Debugging:</text:span><text:span text:style-name="T27"> </text:span>DDD. <text:s text:c="3"/></text:p>
      <text:p text:style-name="P15"><text:span text:style-name="T19">Versionning Control System:</text:span> CVS, SVN, GIT. <text:s text:c="3"/></text:p>
      <text:p text:style-name="P15"><text:span text:style-name="T19">Scripting:</text:span> Shell, Sed, A<text:span text:style-name="T43">wk</text:span>, Octave.</text:p>
      <text:p text:style-name="P15"><text:span text:style-name="T19">Mobile Development:</text:span> Android SDK, <text:span text:style-name="T43">Java Card.</text:span><text:line-break/><text:span text:style-name="T19">Database management:</text:span> Oracle, PL/SQL and <text:s/>MySQL.</text:p>
      <text:p text:style-name="P15"><text:span text:style-name="T19">Operating Systems:</text:span><text:span text:style-name="T27"> MS Windows, Linux.</text:span></text:p>
      <text:p text:style-name="P3"><text:s text:c="81"/>Trainings</text:p>
      <text:p text:style-name="P3"/>
      <text:p text:style-name="P15"><text:span text:style-name="T18">January 2011: Intensive training days at INRIA-Rocquencourt(3 days):</text:span> </text:p>
      <text:p text:style-name="P15"><text:s/><text:span text:style-name="T3">- Parallel programming with MPI.</text:span></text:p>
      <text:p text:style-name="P16"><text:s/>- GPU programming with Cuda.</text:p>
      <text:p text:style-name="P14">April 2011: Intensive training days at INRIA-Saclay(3 days):</text:p>
      <text:p text:style-name="P16">- GPGPU programming.</text:p>
      <text:p text:style-name="P14">April 2010: Spring school GRID'5000(5 days):</text:p>
      <text:p text:style-name="P15">-<text:span text:style-name="T3"> Large experiment management on grid, automated testing.</text:span></text:p>
      <text:p text:style-name="P14">April 2011: Spring school GRID'5000(5 days):</text:p>
      <text:p text:style-name="P16">- Clouds computing and deploying virtualized environments.</text:p>
      <text:p text:style-name="P5"><text:s text:c="75"/>Accomplishments</text:p>
      <text:p text:style-name="P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1">
            <text:p text:style-name="P28">2011</text:p>
          </table:table-cell>
          <table:table-cell table:style-name="Tableau4.B1" office:value-type="string">
            <text:p text:style-name="P24"><text:span text:style-name="T13">MoGoDroid</text:span>: <text:span text:style-name="T53">computer-Go program for android platform. Engine in </text:span><text:span text:style-name="T54">C++</text:span><text:span text:style-name="T53">, GUI with </text:span><text:span text:style-name="T54">Java</text:span><text:span text:style-name="T53"> and communication with </text:span><text:span text:style-name="T54">JNI/IPC</text:span><text:span text:style-name="T53">.</text:span></text:p>
          </table:table-cell>
        </table:table-row>
        <table:table-row table:style-name="Tableau4.1">
          <table:table-cell table:style-name="Tableau4.A2" office:value-type="string">
            <text:p text:style-name="P28">2009</text:p>
            <text:p text:style-name="P28"><text:s/>-</text:p>
            <text:p text:style-name="P28"><text:s/>2011</text:p>
          </table:table-cell>
          <table:table-cell table:style-name="Tableau4.B1" office:value-type="string">
            <text:p text:style-name="P24"><text:span text:style-name="T13">MoGo</text:span>:<text:span text:style-name="T53"> Several achivement for computer-Go program:</text:span></text:p>
            <text:p text:style-name="P26"><text:s/>- April 2011: MoGo first ever win on 13x13 board with handicap 2.5, SSCI conference <text:s text:c="7"/>paris, France.</text:p>
            <text:p text:style-name="P27"><text:s/>- November 2010:MoGo gold-medalist TAAI 2010 in 9x9 Go, 13x13 Go, 19x19 Go (Haifong Weiqi Academy http://www.haifong.org/).</text:p>
            <text:p text:style-name="P27"><text:s/>- July 2010: First ever win of <text:s/><text:span text:style-name="T34">MoGo</text:span> on 13x13 board, WCCI conference Barcelone, Spain.</text:p>
            <text:p text:style-name="P27"><text:s/>- March 2010: Dan certification for MoGoTW Tainan, Taiwan.</text:p>
          </table:table-cell>
        </table:table-row>
        <table:table-row table:style-name="Tableau4.1">
          <table:table-cell table:style-name="Tableau4.A1" office:value-type="float" office:value="2007">
            <text:p text:style-name="P28">2007</text:p>
          </table:table-cell>
          <table:table-cell table:style-name="Tableau4.B1" office:value-type="string">
            <text:p text:style-name="P29"><text:span text:style-name="T17">ATM</text:span><text:span text:style-name="T32">: </text:span><text:span text:style-name="T23">Modeling of </text:span><text:span text:style-name="T24">Automated Teller Machine designed </text:span><text:span text:style-name="T25">with </text:span><text:span text:style-name="T22">Visual Paradigm(UML)</text:span><text:span text:style-name="T25"> and implemented in </text:span><text:span text:style-name="T22">Java</text:span><text:span text:style-name="T24">.</text:span></text:p>
          </table:table-cell>
        </table:table-row>
        <table:table-row table:style-name="Tableau4.1">
          <table:table-cell table:style-name="Tableau4.A1" office:value-type="float" office:value="2007">
            <text:p text:style-name="P28">2007</text:p>
          </table:table-cell>
          <table:table-cell table:style-name="Tableau4.B1" office:value-type="string">
            <text:p text:style-name="P29"><text:span text:style-name="T17">Client/Server Network application</text:span><text:span text:style-name="T13">: </text:span><text:span text:style-name="T34">Realisation of client/server based network application</text:span><text:span text:style-name="T13"> </text:span><text:span text:style-name="T33">(</text:span><text:span text:style-name="T14">JAVA </text:span><text:span text:style-name="T35">under </text:span><text:span text:style-name="T33">Eclipse ) using TCP/IP.</text:span></text:p>
          </table:table-cell>
        </table:table-row>
        <table:table-row table:style-name="Tableau4.1">
          <table:table-cell table:style-name="Tableau4.A1" office:value-type="float" office:value="2006">
            <text:p text:style-name="P28">2006</text:p>
          </table:table-cell>
          <table:table-cell table:style-name="Tableau4.B1" office:value-type="string">
            <text:p text:style-name="P29"><text:span text:style-name="T16">Lexical Analyser:</text:span><text:span text:style-name="T12"> </text:span><text:span text:style-name="T34">Realisation of lexical analyser (using </text:span><text:span text:style-name="T13">C</text:span> language).</text:p>
          </table:table-cell>
        </table:table-row>
        <table:table-row table:style-name="Tableau4.1">
          <table:table-cell table:style-name="Tableau4.A1" office:value-type="float" office:value="2005">
            <text:p text:style-name="P28">2005</text:p>
          </table:table-cell>
          <table:table-cell table:style-name="Tableau4.B1" office:value-type="string">
            <text:p text:style-name="P29"><text:span text:style-name="T15">Invoicing application:</text:span><text:span text:style-name="T27"> developed with </text:span><text:span text:style-name="T29">C++ </text:span><text:span text:style-name="T30">language.</text:span></text:p>
          </table:table-cell>
        </table:table-row>
      </table:table>
      <text:p text:style-name="P6"><text:s text:c="65"/>Languages and Interests</text:p>
      <text:p text:style-name="P6"/>
      <text:p text:style-name="P13">Languages</text:p>
      <text:p text:style-name="P23">Arabic (mother tongue), French(fluent), English(fluent).</text:p>
      <text:p text:style-name="P13">Interests</text:p>
      <text:p text:style-name="P23">Mobile development (Android) and embedded systems(java Card).</text:p>
      <text:p text:style-name="P23">Windsurfing, and reading.</text:p>
      <text:p text:style-name="P34">Founder member/Technical Advisor in a speleology club (http://www.speleobizerte.creajn.com/)</text:p>
      <text:p text:style-name="P23">Diploma in first aids and volenteer for driving security prevention compaigns.</text:p>
      <text:p text:style-name="P8">References availables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MTypewriter10" svg:font-family="LMTypewriter10" style:font-family-generic="modern" style:font-pitch="fixed"/>
    <style:font-face style:name="AnjaliOldLipi" svg:font-family="AnjaliOldLipi" style:font-pitch="variable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12-16T21:42:35</meta:creation-date>
    <dc:date>2011-04-28T21:24:41</dc:date>
    <meta:editing-duration>PT16H31M42S</meta:editing-duration>
    <meta:editing-cycles>134</meta:editing-cycles>
    <meta:generator>OpenOffice.org/3.0$Linux OpenOffice.org_project/300m15$Build-9379</meta:generator>
    <dc:creator>hassen DOGHMEN</dc:creator>
    <meta:printed-by>hassen DOGHMEN</meta:printed-by>
    <meta:print-date>2011-04-28T21:01:26</meta:print-date>
    <meta:document-statistic meta:table-count="4" meta:image-count="0" meta:object-count="0" meta:page-count="2" meta:paragraph-count="106" meta:word-count="575" meta:character-count="4831"/>
    <meta:user-defined meta:name="Info 1"/>
    <meta:user-defined meta:name="Info 2"/>
    <meta:user-defined meta:name="Info 3"/>
    <meta:user-defined meta:name="Info 4"/>
  </office:meta>
</office:document-meta>
</file>